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0" loext:opacity="100%"/>
    </style:style>
    <style:style style:name="P2" style:family="paragraph" style:parent-style-name="Text_20_body">
      <style:text-properties fo:color="#000000" loext:opacity="100%" officeooo:paragraph-rsid="0014b3df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ourier New" fo:font-size="13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left="0.212cm" fo:margin-right="0.212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left="0.212cm" fo:margin-right="0.212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3pt" fo:font-style="normal" style:text-underline-style="none" fo:font-weight="normal" style:text-blinking="false" fo:background-color="transparent"/>
    </style:style>
    <style:style style:name="T1" style:family="text">
      <style:text-properties style:font-name="Courier New" fo:font-size="13pt" fo:font-style="normal" fo:font-weight="normal"/>
    </style:style>
    <style:style style:name="T2" style:family="text">
      <style:text-properties style:font-name="Courier New" fo:font-size="13pt" fo:font-style="normal" fo:font-weight="normal" officeooo:rsid="001398a5"/>
    </style:style>
    <style:style style:name="T3" style:family="text">
      <style:text-properties style:font-name="Courier New" fo:font-size="13pt" fo:font-style="normal" fo:font-weight="normal" officeooo:rsid="0014b3df"/>
    </style:style>
    <style:style style:name="T4" style:family="text">
      <style:text-properties style:font-name="Courier New" fo:font-size="13pt" fo:font-style="normal" fo:font-weight="normal" officeooo:rsid="0014f5a7"/>
    </style:style>
    <style:style style:name="T5" style:family="text">
      <style:text-properties officeooo:rsid="001398a5"/>
    </style:style>
    <style:style style:name="T6" style:family="text">
      <style:text-properties fo:font-variant="normal" fo:text-transform="none" style:text-line-through-style="none" style:text-line-through-type="none" style:font-name="Courier New" fo:font-size="13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Courier New" fo:font-size="13pt" fo:font-style="normal" style:text-underline-style="none" fo:font-weight="normal" officeooo:rsid="001398a5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Courier New" fo:font-size="13pt" fo:font-style="normal" style:text-underline-style="none" fo:font-weight="normal" officeooo:rsid="0014b3df" style:text-blinking="false" fo:background-color="transparent" loext:char-shading-value="0"/>
    </style:style>
    <style:style style:name="T9" style:family="text">
      <style:text-properties officeooo:rsid="0014b3df"/>
    </style:style>
    <style:style style:name="T10" style:family="text">
      <style:text-properties officeooo:rsid="0014dd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uffman<text:span text:style-name="T5">Encode</text:span>(<text:span text:style-name="T5">mystr</text:span>)</text:p>
      <text:p text:style-name="P3">STEP-1: <text:span text:style-name="T5">val</text:span> = <text:span text:style-name="T5">mystr</text:span>.<text:span text:style-name="T5">count</text:span></text:p>
      <text:p text:style-name="P3">STEP-2: <text:span text:style-name="T5">Set myq</text:span> = queue()</text:p>
      <text:p text:style-name="P3">STEP-3: Repeat <text:span text:style-name="T10">for </text:span>i<text:span text:style-name="T10">=1 to </text:span><text:span text:style-name="T5">val</text:span> do</text:p>
      <text:p text:style-name="P4"><text:span text:style-name="T1"><text:tab/><text:tab/></text:span><text:span text:style-name="T3">r </text:span><text:span text:style-name="T1">=node(</text:span><text:span text:style-name="T2">mystr</text:span><text:span text:style-name="T1">[i])</text:span></text:p>
      <text:p text:style-name="P4"><text:span text:style-name="T1"><text:tab/><text:tab/></text:span><text:span text:style-name="T2">myq</text:span><text:span text:style-name="T1">.</text:span><text:span text:style-name="T2">append</text:span><text:span text:style-name="T1">(</text:span><text:span text:style-name="T4">r</text:span><text:span text:style-name="T1">)</text:span></text:p>
      <text:p text:style-name="P4"><text:span text:style-name="T1"><text:tab/><text:tab/>Done</text:span></text:p>
      <text:p text:style-name="P3">STEP-4: Repeat while <text:span text:style-name="T9">(myq</text:span>.size()!= 1<text:span text:style-name="T9">)</text:span> do</text:p>
      <text:p text:style-name="P4"><text:span text:style-name="T1"><text:tab/><text:tab/></text:span><text:span text:style-name="T3">p</text:span><text:span text:style-name="T1"> = new node()</text:span></text:p>
      <text:p text:style-name="P4"><text:span text:style-name="T1"><text:tab/><text:tab/></text:span><text:span text:style-name="T3">p</text:span><text:span text:style-name="T1">.left =x =</text:span><text:span text:style-name="T3">myq</text:span><text:span text:style-name="T1">.pop</text:span></text:p>
      <text:p text:style-name="P4"><text:span text:style-name="T1"><text:tab/><text:tab/></text:span><text:span text:style-name="T3">p</text:span><text:span text:style-name="T1">.right =y =</text:span><text:span text:style-name="T3">myq</text:span><text:span text:style-name="T1">.pop</text:span></text:p>
      <text:p text:style-name="P4"><text:span text:style-name="T1"><text:tab/><text:tab/></text:span><text:span text:style-name="T3">p</text:span><text:span text:style-name="T1">.frequency = x.frequency + y.frequency</text:span></text:p>
      <text:p text:style-name="P4"><text:span text:style-name="T1"><text:tab/><text:tab/></text:span><text:span text:style-name="T3">myq</text:span><text:span text:style-name="T1">.</text:span><text:span text:style-name="T3">append</text:span><text:span text:style-name="T1">(</text:span><text:span text:style-name="T3">p</text:span><text:span text:style-name="T1">)</text:span></text:p>
      <text:p text:style-name="P4"><text:span text:style-name="T1"><text:tab/> <text:s text:c="2"/>Done</text:span></text:p>
      <text:p text:style-name="P6"/>
      <text:p text:style-name="P2"><text:line-break/><text:span text:style-name="T6">HuffmanDeco</text:span><text:span text:style-name="T7">de</text:span><text:span text:style-name="T6">(root,</text:span><text:span text:style-name="T8">myq</text:span><text:span text:style-name="T6">): </text:span></text:p>
      <text:p text:style-name="P2"><text:span text:style-name="T8">Step</text:span><text:span text:style-name="T6">1: n</text:span><text:span text:style-name="T8">o</text:span><text:span text:style-name="T6">= </text:span><text:span text:style-name="T8">myq</text:span><text:span text:style-name="T6">.length</text:span></text:p>
      <text:p text:style-name="P3">S<text:span text:style-name="T9">tep</text:span>2: Repeat while <text:span text:style-name="T9">(</text:span>i==n<text:span text:style-name="T9">o)</text:span> do</text:p>
      <text:p text:style-name="P4"><text:span text:style-name="T1"><text:tab/><text:tab/>current =root</text:span></text:p>
      <text:p text:style-name="P4"><text:span text:style-name="T1"><text:tab/><text:tab/>Repeat while</text:span><text:span text:style-name="T3">(</text:span><text:span text:style-name="T1">current.left != NULL</text:span><text:span text:style-name="T3">)</text:span><text:span text:style-name="T1"> and </text:span><text:span text:style-name="T3">(</text:span><text:span text:style-name="T1">current.right !=NULL</text:span><text:span text:style-name="T3">)</text:span><text:span text:style-name="T1"> do</text:span></text:p>
      <text:p text:style-name="P4"><text:span text:style-name="T1"><text:tab/><text:tab/><text:tab/>if </text:span><text:span text:style-name="T3">myq</text:span><text:span text:style-name="T1">[i]==0 then</text:span></text:p>
      <text:p text:style-name="P4"><text:span text:style-name="T1"><text:tab/><text:tab/><text:tab/><text:tab/>Set current= current.left</text:span></text:p>
      <text:p text:style-name="P4"><text:span text:style-name="T1"><text:tab/><text:tab/><text:tab/>else</text:span></text:p>
      <text:p text:style-name="P4"><text:span text:style-name="T1"><text:tab/><text:tab/><text:tab/><text:tab/>Set current= current.right</text:span></text:p>
      <text:p text:style-name="P4"><text:span text:style-name="T1"><text:tab/><text:tab/><text:tab/>endif</text:span></text:p>
      <text:p text:style-name="P4"><text:span text:style-name="T1"><text:tab/><text:tab/><text:tab/>i = i+1</text:span></text:p>
      <text:p text:style-name="P4"><text:span text:style-name="T1"><text:tab/><text:tab/>Done</text:span></text:p>
      <text:p text:style-name="P4"><text:span text:style-name="T1"><text:tab/><text:tab/>print current</text:span></text:p>
      <text:p text:style-name="P4"><text:span text:style-name="T1"><text:tab/> <text:s/>i= i+1</text:span></text:p>
      <text:p text:style-name="P5"><text:span text:style-name="T1"><text:tab/> Done</text:span></text:p>
      <text:p text:style-name="P1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21:01:47.795000000</meta:creation-date>
    <dc:date>2021-04-12T21:21:38.411000000</dc:date>
    <meta:editing-duration>PT9M39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30" meta:word-count="83" meta:character-count="602" meta:non-whitespace-character-count="492"/>
  </office:meta>
</office:document-meta>
</file>